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end"/>
      <style:text-properties style:font-name="Times New Roman" style:font-name-complex="Times New Roman" fo:font-weight="bold" style:font-weight-asian="bold" fo:font-size="12pt" style:font-size-asian="12pt" style:font-size-complex="12pt"/>
    </style:style>
    <style:style style:name="P2" style:parent-style-name="Standard" style:family="paragraph">
      <style:paragraph-properties fo:text-align="end"/>
      <style:text-properties style:font-name="Times New Roman" style:font-name-complex="Times New Roman" fo:font-weight="bold" style:font-weight-asian="bold" fo:font-size="12pt" style:font-size-asian="12pt" style:font-size-complex="12pt"/>
    </style:style>
    <style:style style:name="P3" style:parent-style-name="Standard" style:family="paragraph">
      <style:paragraph-properties fo:border-top="none" fo:border-left="none" fo:border-bottom="0.0104in solid #00000A" fo:border-right="none" fo:padding="0in" style:shadow="none" fo:text-align="end"/>
      <style:text-properties style:font-name="Times New Roman" style:font-name-complex="Times New Roman" fo:font-weight="bold" style:font-weight-asian="bold" fo:font-size="12pt" style:font-size-asian="12pt" style:font-size-complex="12pt"/>
    </style:style>
    <style:style style:name="P4" style:parent-style-name="Standard" style:family="paragraph">
      <style:paragraph-properties fo:text-align="end"/>
      <style:text-properties style:font-name="Times New Roman" style:font-name-complex="Times New Roman" fo:font-weight="bold" style:font-weight-asian="bold" fo:font-size="12pt" style:font-size-asian="12pt" style:font-size-complex="12pt"/>
    </style:style>
    <style:style style:name="P5" style:parent-style-name="Standard"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6" style:parent-style-name="Standard"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7"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8" style:parent-style-name="Standard" style:family="paragraph">
      <style:paragraph-properties fo:text-align="justify"/>
    </style:style>
    <style:style style:name="T9" style:parent-style-name="DefaultParagraphFont" style:family="text">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style:text-position="super 66.6%"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P16" style:parent-style-name="Standard" style:family="paragraph">
      <style:paragraph-properties fo:text-align="justify"/>
      <style:text-properties style:font-name="Times New Roman" style:font-name-complex="Times New Roman" fo:font-size="12pt" style:font-size-asian="12pt" style:font-size-complex="12pt"/>
    </style:style>
    <style:style style:name="P17"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18" style:parent-style-name="ListParagraph" style:list-style-name="WWNum1"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19"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20"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21" style:parent-style-name="ListParagraph" style:list-style-name="WWNum1"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22" style:parent-style-name="ListParagraph" style:family="paragraph">
      <style:paragraph-properties fo:text-align="justify" fo:margin-left="0.25in">
        <style:tab-stops/>
      </style:paragraph-properties>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P27"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28"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29"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30" style:parent-style-name="ListParagraph" style:list-style-name="WWNum1"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31"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32"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33" style:parent-style-name="ListParagraph" style:list-style-name="WWNum1"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34"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35"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36"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37" style:parent-style-name="ListParagraph" style:list-style-name="WWNum1"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38"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39"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40" style:parent-style-name="ListParagraph" style:list-style-name="WWNum1"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41"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42"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43" style:parent-style-name="ListParagraph" style:list-style-name="WWNum1" style:family="paragraph">
      <style:paragraph-properties fo:text-align="justify"/>
      <style:text-properties style:font-name="Times New Roman" style:font-name-complex="Times New Roman" fo:font-size="12pt" style:font-size-asian="12pt" style:font-size-complex="12pt"/>
    </style:style>
    <style:style style:name="P44" style:parent-style-name="ListParagraph" style:list-style-name="WWNum1" style:family="paragraph">
      <style:paragraph-properties fo:text-align="justify"/>
      <style:text-properties style:font-name="Times New Roman" style:font-name-complex="Times New Roman" fo:font-size="12pt" style:font-size-asian="12pt" style:font-size-complex="12pt"/>
    </style:style>
    <style:style style:name="P45" style:parent-style-name="ListParagraph" style:list-style-name="WWNum1" style:family="paragraph">
      <style:paragraph-properties fo:text-align="justify"/>
      <style:text-properties style:font-name="Times New Roman" style:font-name-complex="Times New Roman" fo:font-size="12pt" style:font-size-asian="12pt" style:font-size-complex="12pt"/>
    </style:style>
    <style:style style:name="P46" style:parent-style-name="ListParagraph" style:list-style-name="WWNum1" style:family="paragraph">
      <style:paragraph-properties fo:text-align="justify"/>
      <style:text-properties style:font-name="Times New Roman" style:font-name-complex="Times New Roman" fo:font-size="12pt" style:font-size-asian="12pt" style:font-size-complex="12pt"/>
    </style:style>
    <style:style style:name="P47" style:parent-style-name="ListParagraph" style:list-style-name="WWNum1" style:family="paragraph">
      <style:paragraph-properties fo:text-align="justify"/>
      <style:text-properties style:font-name="Times New Roman" style:font-name-complex="Times New Roman" fo:font-size="12pt" style:font-size-asian="12pt" style:font-size-complex="12pt"/>
    </style:style>
    <style:style style:name="P48" style:parent-style-name="ListParagraph" style:list-style-name="WWNum1" style:family="paragraph">
      <style:paragraph-properties fo:text-align="justify"/>
      <style:text-properties style:font-name="Times New Roman" style:font-name-complex="Times New Roman" fo:font-size="12pt" style:font-size-asian="12pt" style:font-size-complex="12pt"/>
    </style:style>
    <style:style style:name="P49"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50"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51"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52"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53" style:parent-style-name="Standard"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54"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55" style:parent-style-name="Standard" style:list-style-name="LFO9" style:family="paragraph">
      <style:paragraph-properties fo:text-align="justify"/>
      <style:text-properties style:font-name="Times New Roman" style:font-name-complex="Times New Roman" fo:font-size="12pt" style:font-size-asian="12pt" style:font-size-complex="12pt"/>
    </style:style>
    <style:style style:name="P56" style:parent-style-name="Standard" style:list-style-name="LFO9" style:family="paragraph">
      <style:paragraph-properties fo:text-align="justify"/>
      <style:text-properties style:font-name="Times New Roman" style:font-name-complex="Times New Roman" fo:font-size="12pt" style:font-size-asian="12pt" style:font-size-complex="12pt"/>
    </style:style>
    <style:style style:name="P57" style:parent-style-name="Standard" style:family="paragraph">
      <style:paragraph-properties fo:text-align="justify"/>
      <style:text-properties style:font-name="Times New Roman" style:font-name-complex="Times New Roman" fo:font-size="12pt" style:font-size-asian="12pt" style:font-size-complex="12pt"/>
    </style:style>
    <style:style style:name="P58" style:parent-style-name="Standard" style:family="paragraph">
      <style:paragraph-properties fo:text-align="justify"/>
      <style:text-properties style:font-name="Times New Roman" style:font-name-complex="Times New Roman" fo:font-size="12pt" style:font-size-asian="12pt" style:font-size-complex="12pt"/>
    </style:style>
    <style:style style:name="P59"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60" style:parent-style-name="ListParagraph" style:list-style-name="WWNum2"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61"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62" style:parent-style-name="ListParagraph" style:list-style-name="WWNum2" style:family="paragraph">
      <style:paragraph-properties fo:text-align="justify"/>
    </style:style>
    <style:style style:name="T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4"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65" style:parent-style-name="ListParagraph" style:list-style-name="WWNum2" style:family="paragraph">
      <style:paragraph-properties fo:text-align="justify"/>
    </style:style>
    <style:style style:name="T6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7" style:parent-style-name="DefaultParagraphFont" style:family="text">
      <style:text-properties style:font-name="Times New Roman" style:font-name-complex="Times New Roman" fo:font-size="12pt" style:font-size-asian="12pt" style:font-size-complex="12pt"/>
    </style:style>
    <style:style style:name="P68"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69" style:parent-style-name="ListParagraph" style:list-style-name="WWNum2" style:family="paragraph">
      <style:paragraph-properties fo:text-align="justify"/>
    </style:style>
    <style:style style:name="T7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2"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73"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74"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TableColumn76" style:family="table-column">
      <style:table-column-properties style:column-width="0.5125in" style:use-optimal-column-width="false"/>
    </style:style>
    <style:style style:name="TableColumn77" style:family="table-column">
      <style:table-column-properties style:column-width="2.6875in" style:use-optimal-column-width="false"/>
    </style:style>
    <style:style style:name="TableColumn78" style:family="table-column">
      <style:table-column-properties style:column-width="0.9368in" style:use-optimal-column-width="false"/>
    </style:style>
    <style:style style:name="TableColumn79" style:family="table-column">
      <style:table-column-properties style:column-width="2.6256in" style:use-optimal-column-width="false"/>
    </style:style>
    <style:style style:name="Table75" style:family="table">
      <style:table-properties style:width="6.7625in" fo:margin-left="0.1715in" table:align="left"/>
    </style:style>
    <style:style style:name="TableRow80" style:family="table-row">
      <style:table-row-properties style:use-optimal-row-height="false"/>
    </style:style>
    <style:style style:name="TableCell81" style:family="table-cell">
      <style:table-cell-properties fo:border="0.0069in solid #00000A" style:vertical-align="middle" fo:padding-top="0in" fo:padding-left="0.0784in" fo:padding-bottom="0in" fo:padding-right="0.075in"/>
    </style:style>
    <style:style style:name="P82"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83" style:family="table-cell">
      <style:table-cell-properties fo:border="0.0069in solid #00000A" style:vertical-align="middle" fo:padding-top="0in" fo:padding-left="0.0784in" fo:padding-bottom="0in" fo:padding-right="0.075in"/>
    </style:style>
    <style:style style:name="P84"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85" style:family="table-cell">
      <style:table-cell-properties fo:border="0.0069in solid #00000A" style:vertical-align="middle" fo:padding-top="0in" fo:padding-left="0.0784in" fo:padding-bottom="0in" fo:padding-right="0.075in"/>
    </style:style>
    <style:style style:name="P86"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87" style:family="table-cell">
      <style:table-cell-properties fo:border="0.0069in solid #00000A" style:vertical-align="middle" fo:padding-top="0in" fo:padding-left="0.0784in" fo:padding-bottom="0in" fo:padding-right="0.075in"/>
    </style:style>
    <style:style style:name="P88"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Row89" style:family="table-row">
      <style:table-row-properties style:use-optimal-row-height="false"/>
    </style:style>
    <style:style style:name="TableCell90" style:family="table-cell">
      <style:table-cell-properties fo:border="0.0069in solid #00000A" style:vertical-align="middle" fo:padding-top="0in" fo:padding-left="0.0784in" fo:padding-bottom="0in" fo:padding-right="0.075in"/>
    </style:style>
    <style:style style:name="P91"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92" style:family="table-cell">
      <style:table-cell-properties fo:border="0.0069in solid #00000A" style:vertical-align="middle" fo:padding-top="0in" fo:padding-left="0.0784in" fo:padding-bottom="0in" fo:padding-right="0.075in"/>
    </style:style>
    <style:style style:name="P93"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94" style:family="table-cell">
      <style:table-cell-properties fo:border="0.0069in solid #00000A" style:vertical-align="middle" fo:padding-top="0in" fo:padding-left="0.0784in" fo:padding-bottom="0in" fo:padding-right="0.075in"/>
    </style:style>
    <style:style style:name="P95"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96" style:family="table-cell">
      <style:table-cell-properties fo:border="0.0069in solid #00000A" style:vertical-align="middle" fo:padding-top="0in" fo:padding-left="0.0784in" fo:padding-bottom="0in" fo:padding-right="0.075in"/>
    </style:style>
    <style:style style:name="P97"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Row98" style:family="table-row">
      <style:table-row-properties style:use-optimal-row-height="false"/>
    </style:style>
    <style:style style:name="TableCell99" style:family="table-cell">
      <style:table-cell-properties fo:border="0.0069in solid #00000A" style:vertical-align="middle" fo:padding-top="0in" fo:padding-left="0.0784in" fo:padding-bottom="0in" fo:padding-right="0.075in"/>
    </style:style>
    <style:style style:name="P100"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01" style:family="table-cell">
      <style:table-cell-properties fo:border="0.0069in solid #00000A" style:vertical-align="middle" fo:padding-top="0in" fo:padding-left="0.0784in" fo:padding-bottom="0in" fo:padding-right="0.075in"/>
    </style:style>
    <style:style style:name="P102"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03" style:family="table-cell">
      <style:table-cell-properties fo:border="0.0069in solid #00000A" style:vertical-align="middle" fo:padding-top="0in" fo:padding-left="0.0784in" fo:padding-bottom="0in" fo:padding-right="0.075in"/>
    </style:style>
    <style:style style:name="P104"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05" style:family="table-cell">
      <style:table-cell-properties fo:border="0.0069in solid #00000A" style:vertical-align="middle" fo:padding-top="0in" fo:padding-left="0.0784in" fo:padding-bottom="0in" fo:padding-right="0.075in"/>
    </style:style>
    <style:style style:name="P106"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Row107" style:family="table-row">
      <style:table-row-properties style:use-optimal-row-height="false"/>
    </style:style>
    <style:style style:name="TableCell108" style:family="table-cell">
      <style:table-cell-properties fo:border="0.0069in solid #00000A" style:vertical-align="middle" fo:padding-top="0in" fo:padding-left="0.0784in" fo:padding-bottom="0in" fo:padding-right="0.075in"/>
    </style:style>
    <style:style style:name="P109"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10" style:family="table-cell">
      <style:table-cell-properties fo:border="0.0069in solid #00000A" style:vertical-align="middle" fo:padding-top="0in" fo:padding-left="0.0784in" fo:padding-bottom="0in" fo:padding-right="0.075in"/>
    </style:style>
    <style:style style:name="P111"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12" style:family="table-cell">
      <style:table-cell-properties fo:border="0.0069in solid #00000A" style:vertical-align="middle" fo:padding-top="0in" fo:padding-left="0.0784in" fo:padding-bottom="0in" fo:padding-right="0.075in"/>
    </style:style>
    <style:style style:name="P113"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14" style:family="table-cell">
      <style:table-cell-properties fo:border="0.0069in solid #00000A" style:vertical-align="middle" fo:padding-top="0in" fo:padding-left="0.0784in" fo:padding-bottom="0in" fo:padding-right="0.075in"/>
    </style:style>
    <style:style style:name="P115" style:parent-style-name="Normal" style:family="paragraph">
      <style:text-properties style:font-name="Times New Roman" style:font-name-complex="Times New Roman" fo:font-size="12pt" style:font-size-asian="12pt" style:font-size-complex="12pt"/>
    </style:style>
    <style:style style:name="P116"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Row117" style:family="table-row">
      <style:table-row-properties style:use-optimal-row-height="false"/>
    </style:style>
    <style:style style:name="TableCell118"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19" style:parent-style-name="ListParagraph" style:family="paragraph">
      <style:paragraph-properties fo:text-align="center" fo:margin-bottom="0in" fo:line-height="100%" fo:margin-left="0in">
        <style:tab-stops/>
      </style:paragraph-properties>
      <style:text-properties fo:font-size="12pt" style:font-size-asian="12pt" style:font-size-complex="12pt"/>
    </style:style>
    <style:style style:name="TableCell120"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21"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22"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23"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24"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25"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Row126" style:family="table-row">
      <style:table-row-properties style:min-row-height="0.2291in" style:use-optimal-row-height="false"/>
    </style:style>
    <style:style style:name="TableCell127"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28" style:parent-style-name="ListParagraph" style:family="paragraph">
      <style:paragraph-properties fo:text-align="center" fo:margin-bottom="0in" fo:line-height="100%" fo:margin-left="0in">
        <style:tab-stops/>
      </style:paragraph-properties>
      <style:text-properties fo:font-size="12pt" style:font-size-asian="12pt" style:font-size-complex="12pt"/>
    </style:style>
    <style:style style:name="TableCell129"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30"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31"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32"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33"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34"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Row135" style:family="table-row">
      <style:table-row-properties style:min-row-height="0.2291in" style:use-optimal-row-height="false"/>
    </style:style>
    <style:style style:name="TableCell136"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37" style:parent-style-name="ListParagraph" style:family="paragraph">
      <style:paragraph-properties fo:text-align="center" fo:margin-bottom="0in" fo:line-height="100%" fo:margin-left="0in">
        <style:tab-stops/>
      </style:paragraph-properties>
      <style:text-properties style:font-name="Times New Roman" fo:font-size="12pt" style:font-size-asian="12pt" style:font-size-complex="12pt"/>
    </style:style>
    <style:style style:name="TableCell138"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39"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40"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41"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42" style:family="table-cell">
      <style:table-cell-properties fo:border-top="none" fo:border-left="0.0069in solid #00000A" fo:border-bottom="0.0069in solid #00000A" fo:border-right="0.0069in solid #00000A" style:vertical-align="middle" fo:padding-top="0in" fo:padding-left="0.0784in" fo:padding-bottom="0in" fo:padding-right="0.075in"/>
    </style:style>
    <style:style style:name="P143" style:parent-style-name="ListParagraph"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P144"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145" style:parent-style-name="Standard" style:family="paragraph">
      <style:paragraph-properties fo:text-align="justify"/>
      <style:text-properties style:font-name="Times New Roman" style:font-name-complex="Times New Roman" fo:font-weight="bold" style:font-weight-asian="bold" fo:font-size="12pt" style:font-size-asian="12pt" style:font-size-complex="12pt"/>
    </style:style>
    <style:style style:name="P146" style:parent-style-name="Standard" style:family="paragraph">
      <style:paragraph-properties fo:text-align="justify"/>
    </style:style>
    <style:style style:name="T147" style:parent-style-name="DefaultParagraphFont" style:family="text">
      <style:text-properties style:font-name="Times New Roman" style:font-name-complex="Times New Roman" fo:font-size="12pt" style:font-size-asian="12pt" style:font-size-complex="12pt"/>
    </style:style>
    <style:style style:name="T148" style:parent-style-name="DefaultParagraphFont" style:family="text">
      <style:text-properties style:font-name="Times New Roman" style:font-name-complex="Times New Roman" fo:font-size="12pt" style:font-size-asian="12pt" style:font-size-complex="12pt"/>
    </style:style>
    <style:style style:name="T149"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Name: Radhika Bailurkar</text:p>
      <text:p text:style-name="P2">UID: 2019430003</text:p>
      <text:p text:style-name="P3">Subject: PM</text:p>
      <text:p text:style-name="P4"/>
      <text:p text:style-name="P5">Case Study: Denver International Airport Baggage Handling System</text:p>
      <text:p text:style-name="P6">Part 1</text:p>
      <text:p text:style-name="P7">Introduction</text:p>
      <text:p text:style-name="P8"><text:span text:style-name="T9">The city of Denver elected to construct a new<text:s/></text:span><text:span text:style-name="T10">state of the art airport. Covering a land area of 140 Km</text:span><text:span text:style-name="T11">2</text:span><text:span text:style-name="T12">, the airport was to be the largest in the United States and have the capacity to handle more than 50 million passengers annually. The goal was to replace the standard reliance on manual labor with a</text:span><text:span text:style-name="T13"><text:s/>fully-automated baggage system that would also integrate all three terminals. It would reduce aircraft turn-around time for faster service to travelers. But the project went 16 months past its hard deadline, cost the city $560 million over budget, and per</text:span><text:span text:style-name="T14">formed just a fraction of its original automation goals. Instead of integrating the three concourses and all airlines, it was only used at one concourse, for one airline, for outbound flights only. The project team had to resort to building a second, manua</text:span><text:span text:style-name="T15">l labor system for all other baggage operations. And after valiantly attempting to use the system for 10 years, the only airline that actually adopted the system finally bowed out due to high maintenance costs.</text:span></text:p>
      <text:p text:style-name="P16"/>
      <text:p text:style-name="P17">Reasons for Failure:</text:p>
      <text:list text:style-name="WWNum1">
        <text:list-item>
          <text:p text:style-name="P18">Underestimation of Complexity</text:p>
        </text:list-item>
      </text:list>
      <text:p text:style-name="P19"><text:s/>The system was the most complex baggage system ever attempted. Ten times larger than any other automated system, the increased size resulted in an exponential growth in complexity.</text:p>
      <text:p text:style-name="P20"/>
      <text:list text:style-name="WWNum1" text:continue-numbering="true">
        <text:list-item>
          <text:p text:style-name="P21">Change in Strategy</text:p>
        </text:list-item>
      </text:list>
      <text:p text:style-name="P22"><text:span text:style-name="T23">An integrated system consisting of the Airline<text:s/></text:span><text:span text:style-name="T24">authority and the airport was proposed. The advent of the integrated airport wide system required a change in mindset.</text:span><text:s/><text:span text:style-name="T25">Because earlier generation baggage facilities were dedicated to individual airlines, airlines had historically built their own systems wh</text:span><text:span text:style-name="T26">en a new airport was built.</text:span></text:p>
      <text:p text:style-name="P27"/>
      <text:p text:style-name="P28"/>
      <text:p text:style-name="P29"/>
      <text:list text:style-name="WWNum1" text:continue-numbering="true">
        <text:list-item>
          <text:p text:style-name="P30">Decision To Proceed</text:p>
        </text:list-item>
      </text:list>
      <text:p text:style-name="P31">Although there were many issues raised regarding the complexity, minimum time required and analysis of three bids, the chief engineer of the project team decided to go with his decision even when there<text:s/>were risks involved.</text:p>
      <text:p text:style-name="P32"/>
      <text:list text:style-name="WWNum1" text:continue-numbering="true">
        <text:list-item>
          <text:p text:style-name="P33">Schedule, scope and budget commitments</text:p>
        </text:list-item>
      </text:list>
      <text:p text:style-name="P34">The decision to give a firm commitment to scope, schedule and budget transferred considerable risk onto BAE’s shoulders(Boeing Airport Equipment). This move indicates strongly that those in the</text:p>
      <text:p text:style-name="P35">highest level of BAE’s management structure had completely failed to recognize the level of risk they were entering into.</text:p>
      <text:p text:style-name="P36"/>
      <text:list text:style-name="WWNum1" text:continue-numbering="true">
        <text:list-item>
          <text:p text:style-name="P37">Acceptance of change requests</text:p>
        </text:list-item>
      </text:list>
      <text:p text:style-name="P38">As the project proceeded forward, a number of proposals were made by the airlines companies. Some of the changes made required significant redesign of portions of work already completed, which resulted in delay.</text:p>
      <text:p text:style-name="P39"/>
      <text:list text:style-name="WWNum1" text:continue-numbering="true">
        <text:list-item>
          <text:p text:style-name="P40">Design of the physical building structure</text:p>
        </text:list-item>
      </text:list>
      <text:p text:style-name="P41">Largely because the design of the building was started before the baggage system design was known,the designers of the physical building only made general allowances for where they thought the baggage system would go. When the baggage system design was eventually started, the baggage system design team was forced to work within the constraints left to them by the designers of the physical building.</text:p>
      <text:p text:style-name="P42">Actions to Mitigate the Failures:</text:p>
      <text:list text:style-name="WWNum1" text:continue-numbering="true">
        <text:list-item>
          <text:p text:style-name="P43">If the DIA had planned out smaller project or increased the timeframe for the given project then it could have been functioned as it was supposed to be thus lowering the complexity.</text:p>
        </text:list-item>
        <text:list-item>
          <text:p text:style-name="P44">The Airport’s Project team failed to see the shift in technology. Mostly, it was observed that airline teams are responsible for handling baggages rather than airport team.</text:p>
        </text:list-item>
        <text:list-item>
          <text:p text:style-name="P45">Although DIA’s Project team and BAE had agreed upon the contract, the BAE should<text:s/>have consulted the several senior managers and experts who would have guided them rather than seeing it as an opportunity to grow business.</text:p>
        </text:list-item>
        <text:list-item>
          <text:p text:style-name="P46">Unrealistic Schedules should not be set, DIA should have divided the main project into chunks. Each chunks could have been worked on individually and parallely, afterwards testing of the system should have been done to find any faults.</text:p>
        </text:list-item>
        <text:list-item>
          <text:p text:style-name="P47">Before implementing new changes, the previous module should have been tested and integrated into the system by the project team.</text:p>
        </text:list-item>
        <text:list-item>
          <text:p text:style-name="P48">The designers of the airport needed to work along with the baggage handling team.</text:p>
        </text:list-item>
      </text:list>
      <text:p text:style-name="P49"/>
      <text:p text:style-name="P50"/>
      <text:p text:style-name="P51"/>
      <text:p text:style-name="P52"/>
      <text:p text:style-name="P53">Part 2</text:p>
      <text:p text:style-name="P54">Scope</text:p>
      <text:list text:style-name="LFO9" text:continue-numbering="true">
        <text:list-item>
          <text:p text:style-name="P55">To make changes to the existing system by dividing them into smaller modules so that all modules could be worked on simultaneously</text:p>
        </text:list-item>
        <text:list-item>
          <text:p text:style-name="P56">Provide a test environment before the launch of the project</text:p>
        </text:list-item>
      </text:list>
      <text:p text:style-name="P57"/>
      <text:p text:style-name="P58"/>
      <text:p text:style-name="P59">Technical Specifications:</text:p>
      <text:list text:style-name="WWNum2">
        <text:list-item>
          <text:p text:style-name="P60">Baggage Handling System:</text:p>
        </text:list-item>
      </text:list>
      <text:p text:style-name="P61">At check-in, agents stick glue-backed bar code labels on baggage, identifying the bag's owner, flight number,<text:s/>final destination, and intermediate connections and airlines. The check-in agent then puts the bag on a conveyor belt. Since no baggage can move without<text:s/><text:soft-page-break/>a telecar holding it, a system exists for dealing with telecar allocation. During peak times, all 3,550<text:s/>telecars are available for moving baggage</text:p>
      <text:list text:style-name="WWNum2" text:continue-numbering="true">
        <text:list-item>
          <text:p text:style-name="P62"><text:span text:style-name="T63">Components:</text:span></text:p>
        </text:list-item>
      </text:list>
      <text:p text:style-name="P64">300 computers distributed in 8 rooms, Database running on Netframe Systems, high speed fibre optic network, 14 million feet of wiring, 56 laser arrays, 400 frequency readers, 22 miles of track, 6 miles<text:s/>of conveyor belts, 3,100 standard telecars.</text:p>
      <text:list text:style-name="WWNum2" text:continue-numbering="true">
        <text:list-item>
          <text:p text:style-name="P65"><text:span text:style-name="T66">Tracking Baggage</text:span><text:span text:style-name="T67">:</text:span></text:p>
        </text:list-item>
      </text:list>
      <text:p text:style-name="P68">Computers were used to track gate assignments. They should also keep track of obstruction and failures so that telecars can automatically detour around a stalled vehicle or jammed track.</text:p>
      <text:list text:style-name="WWNum2" text:continue-numbering="true">
        <text:list-item>
          <text:p text:style-name="P69"><text:span text:style-name="T70">Object</text:span><text:span text:style-name="T71"><text:s/>Oriented Architecture:</text:span></text:p>
        </text:list-item>
      </text:list>
      <text:p text:style-name="P72">It sends the messages to telecars, which respond by returning empty cars to the sender.</text:p>
      <text:p text:style-name="P73"/>
      <text:p text:style-name="P74"/>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Sr No</text:p>
          </table:table-cell>
          <table:table-cell table:style-name="TableCell83">
            <text:p text:style-name="P84">Component</text:p>
          </table:table-cell>
          <table:table-cell table:style-name="TableCell85">
            <text:p text:style-name="P86">Make/Buy/Outsource</text:p>
          </table:table-cell>
          <table:table-cell table:style-name="TableCell87">
            <text:p text:style-name="P88">Justification</text:p>
          </table:table-cell>
        </table:table-row>
        <table:table-row table:style-name="TableRow89">
          <table:table-cell table:style-name="TableCell90">
            <text:p text:style-name="P91">1</text:p>
          </table:table-cell>
          <table:table-cell table:style-name="TableCell92">
            <text:p text:style-name="P93">Optimum Route selection for Telecars</text:p>
          </table:table-cell>
          <table:table-cell table:style-name="TableCell94">
            <text:p text:style-name="P95">Make</text:p>
          </table:table-cell>
          <table:table-cell table:style-name="TableCell96">
            <text:p text:style-name="P97">Computers to track the state of telecars, and<text:s/>inform them regarding any obstruction in the following path</text:p>
          </table:table-cell>
        </table:table-row>
        <table:table-row table:style-name="TableRow98">
          <table:table-cell table:style-name="TableCell99">
            <text:p text:style-name="P100">2</text:p>
          </table:table-cell>
          <table:table-cell table:style-name="TableCell101">
            <text:p text:style-name="P102">Import smaller modules rather than implementing a complex system</text:p>
          </table:table-cell>
          <table:table-cell table:style-name="TableCell103">
            <text:p text:style-name="P104">Buy</text:p>
          </table:table-cell>
          <table:table-cell table:style-name="TableCell105">
            <text:p text:style-name="P106">Step by step module working and implementation service which can be</text:p>
          </table:table-cell>
        </table:table-row>
        <table:table-row table:style-name="TableRow107">
          <table:table-cell table:style-name="TableCell108">
            <text:p text:style-name="P109">3</text:p>
          </table:table-cell>
          <table:table-cell table:style-name="TableCell110">
            <text:p text:style-name="P111">Authorize construction of an alternate system.</text:p>
          </table:table-cell>
          <table:table-cell table:style-name="TableCell112">
            <text:p text:style-name="P113">Make</text:p>
          </table:table-cell>
          <table:table-cell table:style-name="TableCell114">
            <text:p text:style-name="P115">A<text:s/>plan to develop temporary, low-tech alternative system for the</text:p>
            <text:p text:style-name="P116">Denver International Airport’s high-tech baggage system</text:p>
          </table:table-cell>
        </table:table-row>
        <table:table-row table:style-name="TableRow117">
          <table:table-cell table:style-name="TableCell118">
            <text:p text:style-name="P119">4</text:p>
          </table:table-cell>
          <table:table-cell table:style-name="TableCell120">
            <text:p text:style-name="P121">Task Force</text:p>
          </table:table-cell>
          <table:table-cell table:style-name="TableCell122">
            <text:p text:style-name="P123">Outsource</text:p>
          </table:table-cell>
          <table:table-cell table:style-name="TableCell124">
            <text:p text:style-name="P125">Task Force conduct a full blown review of the project.</text:p>
          </table:table-cell>
        </table:table-row>
        <table:table-row table:style-name="TableRow126">
          <table:table-cell table:style-name="TableCell127">
            <text:p text:style-name="P128">5</text:p>
          </table:table-cell>
          <table:table-cell table:style-name="TableCell129">
            <text:p text:style-name="P130">Testing</text:p>
          </table:table-cell>
          <table:table-cell table:style-name="TableCell131">
            <text:p text:style-name="P132">Make</text:p>
          </table:table-cell>
          <table:table-cell table:style-name="TableCell133">
            <text:p text:style-name="P134">Before the system was to be launched,<text:s/>atleast 6 months testing should be done.</text:p>
          </table:table-cell>
        </table:table-row>
        <table:table-row table:style-name="TableRow135">
          <table:table-cell table:style-name="TableCell136">
            <text:p text:style-name="P137">6</text:p>
          </table:table-cell>
          <table:table-cell table:style-name="TableCell138">
            <text:p text:style-name="P139">Hire an external consultant to assess automated system</text:p>
          </table:table-cell>
          <table:table-cell table:style-name="TableCell140">
            <text:p text:style-name="P141">Outsource</text:p>
          </table:table-cell>
          <table:table-cell table:style-name="TableCell142">
            <text:p text:style-name="P143">A German firm named LogPlan was hired to find any loop holes <text:s/></text:p>
          </table:table-cell>
        </table:table-row>
      </table:table>
      <text:p text:style-name="P144"/>
      <text:p text:style-name="P145">Conclusion:</text:p>
      <text:soft-page-break/>
      <text:p text:style-name="P146"><text:span text:style-name="T147">An appropriate conclusion to this study revolves around the notion<text:s/></text:span><text:span text:style-name="T148">that in planning a complex project of such scale, great care must be placed in acquiring resources of information and expertise to help make important judgments early on in the design process. Time-critical projects like the Denver baggage system require n</text:span><text:span text:style-name="T149">ot only solid reasoning, but good anticipation of problem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Default" style:display-name="Default" style:family="paragraph">
      <style:paragraph-properties fo:widows="2" fo:orphans="2"/>
      <style:text-properties style:font-name="Times New Roman" style:font-name-complex="Times New Roman" fo:color="#000000" fo:font-size="12pt" style:font-size-asian="12pt" style:font-size-complex="12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text:list-style style:name="WWNum3" style:display-name="WW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4" style:display-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069in solid #00000A"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indows User</meta:initial-creator>
    <dc:creator>Windows User</dc:creator>
    <meta:creation-date>2019-11-07T03:43:00Z</meta:creation-date>
    <dc:date>2019-11-07T04:01:00Z</dc:date>
    <meta:template xlink:href="Normal" xlink:type="simple"/>
    <meta:editing-cycles>3</meta:editing-cycles>
    <meta:editing-duration>PT300S</meta:editing-duration>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3" meta:word-count="980" meta:character-count="6553" meta:row-count="46" meta:non-whitespace-character-count="5586"/>
  </office:meta>
</office:document-meta>
</file>